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5f02" officeooo:paragraph-rsid="001f5f02"/>
    </style:style>
    <style:style style:name="P2" style:family="paragraph" style:parent-style-name="Standard" style:list-style-name="L2">
      <style:text-properties officeooo:rsid="001f5f02" officeooo:paragraph-rsid="001f5f02"/>
    </style:style>
    <style:style style:name="P3" style:family="paragraph" style:parent-style-name="Standard" style:list-style-name="L2">
      <style:text-properties officeooo:paragraph-rsid="001f5f02"/>
    </style:style>
    <style:style style:name="P4" style:family="paragraph" style:parent-style-name="Standard" style:list-style-name="L2">
      <style:text-properties officeooo:paragraph-rsid="0020937c"/>
    </style:style>
    <style:style style:name="P5" style:family="paragraph" style:parent-style-name="Standard" style:list-style-name="L2">
      <style:text-properties officeooo:paragraph-rsid="0025c074"/>
    </style:style>
    <style:style style:name="P6" style:family="paragraph" style:parent-style-name="Standard">
      <style:text-properties fo:font-size="10pt" officeooo:rsid="001f5f02" officeooo:paragraph-rsid="001f5f02" style:font-size-asian="10pt" style:font-size-complex="10pt"/>
    </style:style>
    <style:style style:name="P7" style:family="paragraph" style:parent-style-name="Standard">
      <style:text-properties fo:font-size="10pt" officeooo:rsid="0020937c" officeooo:paragraph-rsid="0020937c" style:font-size-asian="10pt" style:font-size-complex="10pt"/>
    </style:style>
    <style:style style:name="P8" style:family="paragraph" style:parent-style-name="Standard" style:list-style-name="L2">
      <style:text-properties fo:font-size="10pt" officeooo:rsid="0021c9e2" officeooo:paragraph-rsid="0021c9e2" style:font-size-asian="10pt" style:font-size-complex="10pt"/>
    </style:style>
    <style:style style:name="P9" style:family="paragraph" style:parent-style-name="Standard" style:list-style-name="L2">
      <style:text-properties fo:font-size="10pt" officeooo:rsid="0021c9e2" officeooo:paragraph-rsid="0025c074" style:font-size-asian="10pt" style:font-size-complex="10pt"/>
    </style:style>
    <style:style style:name="P10" style:family="paragraph" style:parent-style-name="Standard">
      <style:text-properties fo:font-size="10pt" officeooo:rsid="0021c9e2" officeooo:paragraph-rsid="0025c074" style:font-size-asian="10pt" style:font-size-complex="10pt"/>
    </style:style>
    <style:style style:name="P11" style:family="paragraph" style:parent-style-name="Standard">
      <style:text-properties officeooo:rsid="001f5f02" officeooo:paragraph-rsid="001f5f02" fo:background-color="#ffff00"/>
    </style:style>
    <style:style style:name="P12" style:family="paragraph" style:parent-style-name="Standard">
      <style:text-properties officeooo:rsid="0020937c" officeooo:paragraph-rsid="0020937c"/>
    </style:style>
    <style:style style:name="P13" style:family="paragraph" style:parent-style-name="Standard">
      <style:text-properties officeooo:rsid="0020937c" officeooo:paragraph-rsid="0025c074"/>
    </style:style>
    <style:style style:name="P14" style:family="paragraph" style:parent-style-name="Standard" style:list-style-name="L2">
      <style:text-properties officeooo:rsid="0021c9e2" officeooo:paragraph-rsid="0021c9e2"/>
    </style:style>
    <style:style style:name="P15" style:family="paragraph" style:parent-style-name="Standard" style:list-style-name="L2">
      <style:text-properties officeooo:rsid="0021c9e2" officeooo:paragraph-rsid="0025c074"/>
    </style:style>
    <style:style style:name="P16" style:family="paragraph" style:parent-style-name="Standard">
      <style:text-properties officeooo:rsid="00258ece" officeooo:paragraph-rsid="00258ece"/>
    </style:style>
    <style:style style:name="P17" style:family="paragraph" style:parent-style-name="Standard" style:list-style-name="L2">
      <style:text-properties fo:font-weight="bold" officeooo:paragraph-rsid="001f5f02" style:font-weight-asian="bold" style:font-weight-complex="bold"/>
    </style:style>
    <style:style style:name="P18" style:family="paragraph" style:parent-style-name="Standard" style:list-style-name="L2">
      <style:text-properties officeooo:rsid="00273382" officeooo:paragraph-rsid="00273382"/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officeooo:rsid="0020937c" officeooo:paragraph-rsid="0020937c"/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officeooo:rsid="0020937c" officeooo:paragraph-rsid="0025c074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font-size="10pt" officeooo:rsid="0020937c" officeooo:paragraph-rsid="0020937c" style:font-size-asian="10pt" style:font-size-complex="10pt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officeooo:rsid="001f5f02" officeooo:paragraph-rsid="0020937c"/>
    </style:style>
    <style:style style:name="T1" style:family="text">
      <style:text-properties officeooo:rsid="001f5f0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f5f02" style:font-size-asian="10pt" style:font-size-complex="10pt"/>
    </style:style>
    <style:style style:name="T4" style:family="text">
      <style:text-properties fo:font-size="10pt" officeooo:rsid="00258ece" style:font-size-asian="10pt" style:font-size-complex="10pt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0937c" fo:background-color="#ffff00" loext:char-shading-value="0"/>
    </style:style>
    <style:style style:name="T7" style:family="text">
      <style:text-properties officeooo:rsid="0021c9e2" fo:background-color="#ffff00" loext:char-shading-value="0"/>
    </style:style>
    <style:style style:name="T8" style:family="text">
      <style:text-properties officeooo:rsid="0023be71" fo:background-color="#ffff00" loext:char-shading-value="0"/>
    </style:style>
    <style:style style:name="T9" style:family="text">
      <style:text-properties officeooo:rsid="0025c074" fo:background-color="#ffff00" loext:char-shading-value="0"/>
    </style:style>
    <style:style style:name="T10" style:family="text">
      <style:text-properties officeooo:rsid="0020937c"/>
    </style:style>
    <style:style style:name="T11" style:family="text">
      <style:text-properties officeooo:rsid="0023be71"/>
    </style:style>
    <style:style style:name="T12" style:family="text">
      <style:text-properties officeooo:rsid="00258ece"/>
    </style:style>
    <style:style style:name="T13" style:family="text">
      <style:text-properties officeooo:rsid="0025c074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Robot</text:p>
      <text:p text:style-name="P1"/>
      <text:p text:style-name="P1"/>
      <text:p text:style-name="P1"/>
      <text:list xml:id="list258249253997496192" text:style-name="L2">
        <text:list-item>
          <text:p text:style-name="P18">Log4j</text:p>
          <text:list>
            <text:list-item>
              <text:p text:style-name="P18"/>
            </text:list-item>
          </text:list>
        </text:list-item>
        <text:list-item>
          <text:p text:style-name="P2">Kompilacja z wiersza poleceń </text:p>
          <text:list>
            <text:list-item>
              <text:p text:style-name="P2">Sprawdzenie czy zapisuje do logów</text:p>
            </text:list-item>
            <text:list-item>
              <text:p text:style-name="P2">Aby potem przełożyć to na crona</text:p>
            </text:list-item>
            <text:list-item>
              <text:p text:style-name="P14">Kompilacja</text:p>
              <text:list>
                <text:list-item>
                  <text:p text:style-name="P15"><text:span text:style-name="T14">Przypadek 1</text:span></text:p>
                  <text:list>
                    <text:list-item>
                      <text:p text:style-name="P9">cd <text:span text:style-name="T10">/home/ja/IdeaProjects/Robot/src/main/java</text:span></text:p>
                    </text:list-item>
                    <text:list-item>
                      <text:p text:style-name="P9"><text:span text:style-name="T13">javac -cp .:/home/ja/JAR-Biblioteki/log4j-1.2.17.jar Robot/Czytani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72803812230343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P9"><text:span text:style-name="T13">jako opcja będąc w dowolnym katalogu:</text:span></text:p>
                      <text:p text:style-name="P9"><text:span text:style-name="T13">javac -cp .:/home/ja/IdeaProjects/Robot/src/main/java/Robot:/home/ja/JAR-Biblioteki/log4j-1.2.17.jar Robot/Czytanie.java</text:span></text:p>
                    </text:list-item>
                  </text:list>
                  <text:p text:style-name="P14"><text:span text:style-name="T10">kompiluje</text:span></text:p>
                </text:list-item>
                <text:list-item>
                  <text:p text:style-name="P14">Przypadek 2 <text:span text:style-name="T13">(odwołanie się fo biblioteki log4j w katalogu mavena)</text:span></text:p>
                  <text:list>
                    <text:list-item>
                      <text:p text:style-name="P8">cd <text:span text:style-name="T10">/home/ja/IdeaProjects/Robot/src/main/java</text:span></text:p>
                    </text:list-item>
                    <text:list-item>
                      <text:p text:style-name="P8"><text:span text:style-name="T10">javac -cp .:home/ja/.m2/repository/log4j/log4j/1.2.17/log4j-1.2.17.jar Robot/Czytanie.java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tab/><text:tab/>kompiluje</text:p>
      <text:p text:style-name="P12"><text:tab/><text:tab/></text:p>
      <text:list xml:id="list172804159646152" text:continue-numbering="true" text:style-name="L2">
        <text:list-item>
          <text:list>
            <text:list-item>
              <text:p text:style-name="P14">Uruchamianie</text:p>
              <text:list>
                <text:list-item>
                  <text:p text:style-name="P14">Przypadek 1 <text:span text:style-name="T13">(działa również gdy odwołamy się do jara z katalgou mavena)</text:span></text:p>
                  <text:p text:style-name="P8">cd <text:span text:style-name="T10">/home/ja/IdeaProjects/Robot/src/main/java</text:span></text:p>
                  <text:p text:style-name="P14">j<text:span text:style-name="T2">ava -cp .:/home/ja/JAR-Biblioteki/log4j-1.2.17.jar: -Dlog4j.configuration=file:/home/ja/IdeaProjects/Robot/target/classes/log4j.properties Robot.Czytanie</text:span></text:p>
                  <text:p text:style-name="P14">Wówczas zapisuje do logów</text:p>
                  <text:p text:style-name="P14"/>
                </text:list-item>
                <text:list-item>
                  <text:p text:style-name="P14">Przypadek 2</text:p>
                  <text:p text:style-name="P8">cd <text:span text:style-name="T10">/home/ja/IdeaProjects/Robot/src/main/java</text:span></text:p>
                </text:list-item>
              </text:list>
            </text:list-item>
          </text:list>
        </text:list-item>
      </text:list>
      <text:p text:style-name="P7"><text:tab/><text:tab/>java -cp .:/home/ja/JAR-Biblioteki/log4j-1.2.17.jar Robot.Czytanie</text:p>
      <text:p text:style-name="P12"><text:tab/><text:tab/>kompiluje ale jest błąd:</text:p>
      <text:p text:style-name="P19">log4j:WARN No appenders could be found for logger (Robot.Czytanie).</text:p>
      <text:p text:style-name="P19">log4j:WARN Please initialize the log4j system properly.</text:p>
      <text:p text:style-name="P19">log4j:WARN See http://logging.apache.org/log4j/1.2/faq.html#noconfig for more info.</text:p>
      <text:p text:style-name="P12"/>
      <text:p text:style-name="P12"><text:tab/><text:tab/><text:span text:style-name="T8">Wyświetla na konsoli, </text:span><text:span text:style-name="T11"><text:s/></text:span><text:span text:style-name="T5">Nie zapisuje w pliku logów, </text:span><text:span text:style-name="T7">dlaczego?</text:span></text:p>
      <text:list xml:id="list172803620287974" text:continue-numbering="true" text:style-name="L2">
        <text:list-item>
          <text:list>
            <text:list-item>
              <text:list>
                <text:list-item>
                  <text:p text:style-name="P4"><text:span text:style-name="T10">Przypadek 3</text:span></text:p>
                </text:list-item>
              </text:list>
            </text:list-item>
          </text:list>
        </text:list-item>
      </text:list>
      <text:p text:style-name="P19"><text:span text:style-name="T4">cd </text:span><text:span text:style-name="T2">/home/ja/IdeaProjects/Robot/src/main/java</text:span></text:p>
      <text:p text:style-name="P21">java -cp .:/<text:span text:style-name="T12">home/ja</text:span>/.m2/repository/log4j/log4j/1.2.17/log4j-1.2.17.jar Robot.Czytanie</text:p>
      <text:p text:style-name="P12"><text:tab/><text:tab/>nie uruchamia pojawia się bład:</text:p>
      <text:p text:style-name="P12"><text:tab/><text:tab/><text:span text:style-name="T13">k</text:span>ompiluje ale jest błąd:</text:p>
      <text:p text:style-name="P20">log4j:WARN No appenders could be found for logger (Robot.Czytanie).</text:p>
      <text:p text:style-name="P20">log4j:WARN Please initialize the log4j system properly.</text:p>
      <text:p text:style-name="P20">log4j:WARN See http://logging.apache.org/log4j/1.2/faq.html#noconfig for more info.</text:p>
      <text:p text:style-name="P13"/>
      <text:p text:style-name="P13"><text:tab/><text:tab/><text:span text:style-name="T8">Wyświetla na konsoli, </text:span><text:span text:style-name="T11"><text:s/></text:span><text:span text:style-name="T5">Nie zapisuje w pliku logów, </text:span><text:span text:style-name="T7">dlaczego?</text:span></text:p>
      <text:p text:style-name="P22"><text:span text:style-name="T6"/></text:p>
      <text:p text:style-name="P16"><text:span text:style-name="T6">P</text:span><text:span text:style-name="T5">ytanie ogólne dlaczego muszę wskazywac na pliki log4j a na test NG który też jest w projekcie nie muszę? Dlatego, że mój plik Czytanie.class się nie odwołuje do testNG?</text:span></text:p>
      <text:p text:style-name="P1"><text:soft-page-break/></text:p>
      <text:p text:style-name="P1"/>
      <text:list xml:id="list172803988505881" text:continue-numbering="true" text:style-name="L2">
        <text:list-item>
          <text:p text:style-name="P17"><text:span text:style-name="T1">Cron, crontab</text:span></text:p>
          <text:list>
            <text:list-item>
              <text:p text:style-name="P2">Na temat cron , Crontab w pliku „Cron-notatki”</text:p>
            </text:list-item>
            <text:list-item>
              <text:p text:style-name="P2">Polecenie dla crona, plik crontab dla logowania książek.</text:p>
              <text:list>
                <text:list-item>
                  <text:p text:style-name="P2">Kompilacja:</text:p>
                </text:list-item>
              </text:list>
            </text:list-item>
          </text:list>
        </text:list-item>
      </text:list>
      <text:p text:style-name="P1"/>
      <text:p text:style-name="P6">1 15 * * * javac -cp .:/home/ja/IdeaProjects/Robot/src/main/java/Robot:/home/ja/JAR-Biblioteki/log4j-1.2.17.jar /home/ja/IdeaProjects/Robot/src/main/java/Robot/Czytanie.java</text:p>
      <text:p text:style-name="P1"/>
      <text:list xml:id="list172804452662260" text:continue-numbering="true" text:style-name="L2">
        <text:list-item>
          <text:list>
            <text:list-item>
              <text:list>
                <text:list-item>
                  <text:p text:style-name="P3"><text:span text:style-name="T13">Uruchomienie zapis do pliku logingRobot.log, </text:span></text:p>
                  <text:p text:style-name="P3"><text:span text:style-name="T3">/home/ja/IdeaProjects/Robot/target/classes/logingRobot.log</text:span></text:p>
                </text:list-item>
              </text:list>
            </text:list-item>
          </text:list>
        </text:list-item>
      </text:list>
      <text:p text:style-name="P1"/>
      <text:list xml:id="list172804326675190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1">polecenia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>20 15 * * * java -cp .:/home/ja/IdeaProjects/Robot/src/main/java/:/home/ja/JAR-Biblioteki/log4j-1.2.17.jar:/home/ja/IdeaProjects/Robot/target/classes/log4j.properties -Dlog4j.configuration=file:/home/ja/IdeaProjects/Robot/target/classes/log4j.properties Robot.Czytanie</text:p>
      <text:p text:style-name="P1"/>
      <text:p text:style-name="P6">21 15 * * * java -cp .:/home/ja/IdeaProjects/Robot/src/main/java/:/home/ja/JAR-Biblioteki/log4j-1.2.17.jar -Dlog4j.configuration=file:/home/ja/IdeaProjects/Robot/target/classes/log4j.properties Robot.Czytanie</text:p>
      <text:p text:style-name="P1"/>
      <text:list xml:id="list172803529936550" text:continue-numbering="true" text:style-name="L2">
        <text:list-item>
          <text:list>
            <text:list-item>
              <text:list>
                <text:list-item>
                  <text:p text:style-name="P5"><text:span text:style-name="T13">Uruchomienie zapis do pliku logingRobot.log, <text:s/></text:span><text:span text:style-name="T3">/home/ja/IdeaProjects/Robot/src/main/resources/logingRobot.log</text:span></text:p>
                </text:list-item>
              </text:list>
            </text:list-item>
          </text:list>
        </text:list-item>
      </text:list>
      <text:p text:style-name="P6"/>
      <text:list xml:id="list172802884744482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1">polecenia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>23 15 * * * java -cp .:/home/ja/IdeaProjects/Robot/src/main/java/:/home/ja/JAR-Biblioteki/log4j-1.2.17.jar:/home/ja/IdeaProjects/Robot/src/main/resources/log4j.properties -Dlog4j.configuration=file:/home/ja/IdeaProjects/Robot/src/main/resources/log4j.properties Robot.Czytanie</text:p>
      <text:p text:style-name="P6"/>
      <text:p text:style-name="P6">24 15 * * * java -cp .:/home/ja/IdeaProjects/Robot/src/main/java/:/home/ja/JAR-Biblioteki/log4j-1.2.17.jar -Dlog4j.configuration=file:/home/ja/IdeaProjects/Robot/src/main/resources/log4j.properties Robot.Czytanie</text:p>
      <text:p text:style-name="P1"/>
      <text:list xml:id="list172804171259944" text:continue-numbering="true" text:style-name="L2">
        <text:list-item>
          <text:list>
            <text:list-item>
              <text:list>
                <text:list-item>
                  <text:p text:style-name="P5"><text:span text:style-name="T1">Wniosek dla ścieżki sukcesu:</text:span></text:p>
                  <text:p text:style-name="P5"><text:span text:style-name="T1">ścieżka w classpath: </text:span></text:p>
                </text:list-item>
              </text:list>
            </text:list-item>
          </text:list>
        </text:list-item>
      </text:list>
      <text:p text:style-name="P6">/home/ja/IdeaProjects/Robot/target/classes/log4j.properties </text:p>
      <text:p text:style-name="P6">/home/ja/IdeaProjects/Robot/src/main/resources/log4j.properties </text:p>
      <text:p text:style-name="P1"><text:span text:style-name="T5">nie jest potrzebna, dlaczego, </text:span><text:span text:style-name="T9">gdzieś czytałem że należy ją dopisać</text:span><text:span text:style-name="T5">? </text:span><text:span text:style-name="T9">Tylko w jakim celu skoro nie działa</text:span></text:p>
      <text:p text:style-name="P11"/>
      <text:list xml:id="list172802988568932" text:continue-numbering="true" text:style-name="L2">
        <text:list-item>
          <text:list>
            <text:list-item>
              <text:list>
                <text:list-item>
                  <text:p text:style-name="P3"><text:span text:style-name="T1">Nie zapisano w pliku poleceń:</text:span></text:p>
                </text:list-item>
              </text:list>
            </text:list-item>
          </text:list>
        </text:list-item>
      </text:list>
      <text:p text:style-name="P6">19 15 * * * java -cp .:/home/ja/IdeaProjects/Robot/src/main/java/:/home/ja/JAR-Biblioteki/log4j-1.2.17.jar Robot.Czytanie</text:p>
      <text:p text:style-name="P6"/>
      <text:p text:style-name="P6">22 15 * * * java -cp .:/home/ja/IdeaProjects/Robot/src/main/java/:/home/ja/JAR-Biblioteki/log4j-1.2.17.jar:/home/ja/IdeaProjects/Robot/target/classes/log4j.properties Robot.Czytanie</text:p>
      <text:p text:style-name="P6"/>
      <text:p text:style-name="P6">25 15 * * * java -cp .:/home/ja/IdeaProjects/Robot/src/main/java/:/home/ja/JAR-Biblioteki/log4j-1.2.17.jar:/home/ja/IdeaProjects/Robot/src/main/resources/log4j.properties Robot.Czytanie</text:p>
      <text:p text:style-name="P1"/>
      <text:list xml:id="list172803697510671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P5"><text:span text:style-name="T1">Wniosek dla ścieżki nieudanej:</text:span></text:p>
                      <text:p text:style-name="P5"><text:span text:style-name="T1">ścieżka wykonania pliku java wymaga opcji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2">-Dlog4j.configuration=</text:span><text:a xlink:type="simple" xlink:href="../target/classes/log4j.properties" text:style-name="Internet_20_link" text:visited-style-name="Visited_20_Internet_20_Link"><text:span text:style-name="T2">file:/home/ja/IdeaProjects/Robot/target/classes/log4j.properties</text:span></text:a></text:p>
      <text:p text:style-name="P11">dlaczego?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5:32:44.939765518</meta:creation-date>
    <dc:date>2016-03-20T17:28:02.310832521</dc:date>
    <meta:editing-duration>PT1H4M12S</meta:editing-duration>
    <meta:editing-cycles>4</meta:editing-cycles>
    <meta:generator>LibreOffice/5.0.5.2$Linux_x86 LibreOffice_project/00m0$Build-2</meta:generator>
    <meta:document-statistic meta:table-count="0" meta:image-count="0" meta:object-count="0" meta:page-count="2" meta:paragraph-count="68" meta:word-count="379" meta:character-count="4488" meta:non-whitespace-character-count="4178"/>
  </office:meta>
</office:document-meta>
</file>